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ab3" officeooo:paragraph-rsid="00031ab3"/>
    </style:style>
    <style:style style:name="P2" style:family="paragraph" style:parent-style-name="Standard">
      <style:text-properties officeooo:rsid="00031ab3" officeooo:paragraph-rsid="0004100d"/>
    </style:style>
    <style:style style:name="T1" style:family="text">
      <style:text-properties officeooo:rsid="00041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A = Estland, Tallinn</text:p>
      <text:p text:style-name="P1">B = Lettland, Riga</text:p>
      <text:p text:style-name="P1">C = Litauen, Wilng</text:p>
      <text:p text:style-name="P1">D = Polen, Warschau</text:p>
      <text:p text:style-name="P1">E = Tschechien, Prag</text:p>
      <text:p text:style-name="P1">G = Ungarn, Budapest</text:p>
      <text:p text:style-name="P1">F = Slovakei, Bratislava</text:p>
      <text:p text:style-name="P1">H = Slowenien, Laibach</text:p>
      <text:p text:style-name="P1">I = Kroatien Zagreb</text:p>
      <text:p text:style-name="P1">J = Bosnien, Sarajeno</text:p>
      <text:p text:style-name="P1">K = Serbien, Belgrad</text:p>
      <text:p text:style-name="P1">L = Albanien, Tirana<text:tab/></text:p>
      <text:p text:style-name="P1">M = Nordmazedonien, Skopie</text:p>
      <text:p text:style-name="P1">N = Bulgarien, Sofia</text:p>
      <text:p text:style-name="P1">O = Rumänien, Bukarest</text:p>
      <text:p text:style-name="P1">P = Montrenegro, Podgoriea</text:p>
      <text:p text:style-name="P1">Q = Kosovo, Pristina</text:p>
      <text:p text:style-name="P1"/>
      <text:p text:style-name="P2"><text:span text:style-name="T1">A = Ostsee</text:span></text:p>
      <text:p text:style-name="P2"><text:span text:style-name="T1">B = Mittelmeer</text:span></text:p>
      <text:p text:style-name="P2"><text:span text:style-name="T1">C = Schwarzes Meer</text:span></text:p>
      <text:p text:style-name="P2"/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07:56:19.524350002</meta:creation-date>
    <dc:date>2022-03-23T09:34:19.261363946</dc:date>
    <meta:editing-duration>PT1H17M39S</meta:editing-duration>
    <meta:editing-cycles>1</meta:editing-cycles>
    <meta:document-statistic meta:table-count="0" meta:image-count="0" meta:object-count="0" meta:page-count="1" meta:paragraph-count="21" meta:word-count="78" meta:character-count="399" meta:non-whitespace-character-count="339"/>
    <meta:generator>LibreOffice/6.4.7.2$Linux_X86_64 LibreOffice_project/40$Build-2</meta:generator>
  </office:meta>
</office:document-meta>
</file>